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8.669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III_TRIMEST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III_trimest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<text:s/>III trimestre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6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6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6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6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6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6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6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6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6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6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6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6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6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6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6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6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6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6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6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6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6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6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6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6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6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6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6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6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6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6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6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6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6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6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6">
            <text:p>¿Tiene este hogar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6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6">
            <text:p>¿Tiene este hogar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6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6">
            <text:p>Abastecimiento (combustible-electricidad) utiliza con mayor frecuencia- 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6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6">
            <text:p>Abastecimiento (combustible-electricidad) utiliza con mayor frecuencia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6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6">
            <text:p>Abastecimiento (combustible-electricidad) utiliza con mayor frecuencia-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6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6">
            <text:p>Abastecimiento (combustible-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6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6">
            <text:p>Abastecimiento (combustible-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6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6">
            <text:p>Abastecimiento (combustible-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6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6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6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6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6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6">
            <text:p>Perio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es</text:p>
          </table:table-cell>
          <table:table-cell office:value-type="string" table:style-name="ce6">
            <text:p>Mes</text:p>
          </table:table-cell>
          <table:table-cell table:number-columns-repeated="16382"/>
        </table:table-row>
        <table:table-row table:number-rows-repeated="10485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JP</meta:initial-creator>
    <dc:creator>INEC Mariuxi Tutin</dc:creator>
    <meta:creation-date>2020-12-02T16:57:00Z</meta:creation-date>
    <dc:date>2024-10-23T16:04:58Z</dc:date>
  </office:meta>
</office:document-meta>
</file>